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chichten" style:family="table">
      <style:table-properties style:width="17.013cm" fo:margin-left="0cm" table:align="left" style:may-break-between-rows="false"/>
    </style:style>
    <style:style style:name="Schichten.A" style:family="table-column">
      <style:table-column-properties style:column-width="4.207cm"/>
    </style:style>
    <style:style style:name="Schichten.B" style:family="table-column">
      <style:table-column-properties style:column-width="12.806cm"/>
    </style:style>
    <style:style style:name="Schichten.A1" style:family="table-cell">
      <style:table-cell-properties fo:padding="0.097cm" fo:border-left="0.05pt solid #000000" fo:border-right="none" fo:border-top="0.05pt solid #000000" fo:border-bottom="0.05pt solid #000000"/>
    </style:style>
    <style:style style:name="Schichten.B1" style:family="table-cell">
      <style:table-cell-properties fo:padding="0.097cm" fo:border="0.05pt solid #000000"/>
    </style:style>
    <style:style style:name="Schichten.A2" style:family="table-cell">
      <style:table-cell-properties fo:padding="0.097cm" fo:border-left="0.05pt solid #000000" fo:border-right="none" fo:border-top="none" fo:border-bottom="0.05pt solid #000000"/>
    </style:style>
    <style:style style:name="Schichten.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officeooo:rsid="00175db8" officeooo:paragraph-rsid="00175db8"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d66a0" officeooo:paragraph-rsid="001d66a0" style:font-weight-asian="bold" style:font-weight-complex="bold"/>
    </style:style>
    <style:style style:name="P3" style:family="paragraph" style:parent-style-name="Standard">
      <style:text-properties style:text-underline-style="none" fo:font-weight="normal" officeooo:rsid="00175db8" officeooo:paragraph-rsid="00175db8" style:font-weight-asian="normal" style:font-weight-complex="normal"/>
    </style:style>
    <style:style style:name="P4" style:family="paragraph" style:parent-style-name="Standard">
      <style:text-properties style:text-underline-style="none" fo:font-weight="normal" officeooo:rsid="001a6cf9" officeooo:paragraph-rsid="001a6cf9" style:font-weight-asian="normal" style:font-weight-complex="normal"/>
    </style:style>
    <style:style style:name="P5" style:family="paragraph" style:parent-style-name="Standard">
      <style:text-properties style:text-underline-style="none" fo:font-weight="normal" officeooo:rsid="001b71ff" officeooo:paragraph-rsid="001b71ff" style:font-weight-asian="normal" style:font-weight-complex="normal"/>
    </style:style>
    <style:style style:name="P6" style:family="paragraph" style:parent-style-name="Standard">
      <style:text-properties style:text-underline-style="none" fo:font-weight="normal" officeooo:rsid="001d66a0" officeooo:paragraph-rsid="001d66a0" style:font-weight-asian="normal" style:font-weight-complex="normal"/>
    </style:style>
    <style:style style:name="P7" style:family="paragraph" style:parent-style-name="Standard" style:list-style-name="L1">
      <style:text-properties style:text-underline-style="none" fo:font-weight="normal" officeooo:rsid="00175db8" officeooo:paragraph-rsid="00175db8" style:font-weight-asian="normal" style:font-weight-complex="normal"/>
    </style:style>
    <style:style style:name="P8" style:family="paragraph" style:parent-style-name="Standard" style:list-style-name="L1">
      <style:text-properties style:text-underline-style="none" fo:font-weight="normal" officeooo:rsid="001b71ff" officeooo:paragraph-rsid="001b71ff" style:font-weight-asian="normal" style:font-weight-complex="normal"/>
    </style:style>
    <style:style style:name="P9" style:family="paragraph" style:parent-style-name="Standard">
      <style:text-properties style:text-underline-style="none" fo:font-weight="normal" officeooo:rsid="002093c6" officeooo:paragraph-rsid="002093c6" style:font-weight-asian="normal" style:font-weight-complex="normal"/>
    </style:style>
    <style:style style:name="P10" style:family="paragraph" style:parent-style-name="Standard">
      <style:text-properties style:text-underline-style="none" fo:font-weight="normal" officeooo:rsid="001d66a0" officeooo:paragraph-rsid="00230974" style:font-weight-asian="normal" style:font-weight-complex="normal"/>
    </style:style>
    <style:style style:name="P11" style:family="paragraph" style:parent-style-name="Standard">
      <style:text-properties style:text-underline-style="solid" style:text-underline-width="auto" style:text-underline-color="font-color" fo:font-weight="bold" officeooo:rsid="001d66a0" officeooo:paragraph-rsid="001d66a0" style:font-weight-asian="bold" style:font-weight-complex="bold"/>
    </style:style>
    <style:style style:name="P12" style:family="paragraph" style:parent-style-name="Footer">
      <style:text-properties officeooo:rsid="00212e6d" officeooo:paragraph-rsid="00212e6d"/>
    </style:style>
    <style:style style:name="P13" style:family="paragraph" style:parent-style-name="Table_20_Contents">
      <style:text-properties officeooo:rsid="00230974" officeooo:paragraph-rsid="00230974"/>
    </style:style>
    <style:style style:name="P14" style:family="paragraph" style:parent-style-name="Table_20_Contents" style:list-style-name="L2">
      <style:text-properties officeooo:rsid="00230974" officeooo:paragraph-rsid="00230974"/>
    </style:style>
    <style:style style:name="P15" style:family="paragraph" style:parent-style-name="Table_20_Contents" style:list-style-name="L3">
      <style:text-properties officeooo:rsid="00230974" officeooo:paragraph-rsid="00230974"/>
    </style:style>
    <style:style style:name="P16" style:family="paragraph" style:parent-style-name="Table_20_Contents" style:list-style-name="L4">
      <style:text-properties officeooo:rsid="00230974" officeooo:paragraph-rsid="00230974"/>
    </style:style>
    <style:style style:name="P17" style:family="paragraph" style:parent-style-name="Table_20_Contents" style:list-style-name="L2"/>
    <style:style style:name="T1" style:family="text">
      <style:text-properties officeooo:rsid="001953af"/>
    </style:style>
    <style:style style:name="T2" style:family="text">
      <style:text-properties officeooo:rsid="001a6cf9"/>
    </style:style>
    <style:style style:name="T3" style:family="text">
      <style:text-properties officeooo:rsid="001b71ff"/>
    </style:style>
    <style:style style:name="T4" style:family="text">
      <style:text-properties officeooo:rsid="001beef9"/>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2093c6"/>
    </style:style>
    <style:style style:name="T7" style:family="text">
      <style:text-properties officeooo:rsid="0020d0ea"/>
    </style:style>
    <style:style style:name="T8" style:family="text">
      <style:text-properties officeooo:rsid="0023097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Überlegung für die Übertragung der Informationen mittels einer Münze</text:p>
      <text:p text:style-name="P3">Durch das umdrehen drehen einer Münze können wir eine Bit folge senden. Zahl für 1 und Kopf für 0. Dadurch können auch längere Kommunikationen stattfinden. Es ist aber ein wenig langsam deswegen auch Aufgabe 5. <text:s/></text:p>
      <text:p text:style-name="P3"/>
      <text:p text:style-name="P1">Fragen</text:p>
      <text:list xml:id="list5992926343197555071" text:style-name="L1">
        <text:list-item>
          <text:p text:style-name="P7">Welche Reihe?</text:p>
        </text:list-item>
        <text:list-item>
          <text:p text:style-name="P7">Wer ist dran?</text:p>
        </text:list-item>
        <text:list-item>
          <text:p text:style-name="P7">Wer fängt an?</text:p>
        </text:list-item>
        <text:list-item>
          <text:p text:style-name="P7">Wann gewonnen?</text:p>
        </text:list-item>
        <text:list-item>
          <text:p text:style-name="P7">Wann unentschieden?</text:p>
        </text:list-item>
        <text:list-item>
          <text:p text:style-name="P8">Ist die Reihe voll?</text:p>
        </text:list-item>
      </text:list>
      <text:p text:style-name="P5"/>
      <text:p text:style-name="P5">Könne<text:span text:style-name="T4">n</text:span> wir aufteilen in <text:span text:style-name="T4">Spieler </text:span></text:p>
      <text:p text:style-name="P3"/>
      <text:p text:style-name="P3">Wir müssen mit einer Bit folge feststellen wie wir diese Informationen übertragen wollen.</text:p>
      <text:p text:style-name="P3">Als erstes müssen wir klären wer denn anfängt. Die kann durch werfen der Münze passieren. Kopf für Spieler 1 und Zahl für Spieler 2. </text:p>
      <text:p text:style-name="P3"/>
      <text:p text:style-name="P3">Es gibt insgesamt 7 reihen mit 6 Feldern. Für die 7 reihen benötigen wir also 3 <text:span text:style-name="T2">Bits.</text:span> Von 00<text:span text:style-name="T6">1</text:span>(<text:span text:style-name="T6">1</text:span>) bis 111(7). </text:p>
      <text:p text:style-name="P2"/>
      <text:p text:style-name="P4">Wer ist dran kann mit der <text:span text:style-name="T5">Rückantwort</text:span> des Spiels geschehen. Also die beantwortet ob jemand gewonnen hat kommt noch hinzu wer dran ist. <text:s/>Dadurch lassen wir auch nur eine <text:span text:style-name="T3">Übertragung</text:span> zur zeit zu.</text:p>
      <text:p text:style-name="P3"/>
      <text:p text:style-name="P3">Wir müssen also noch dafür sorgen das es eine Bit folge gibt die Signalisiert wann wer gewonnen hat. Also ein Rückruf nach der Eingabe der Münze. Diese müsste auch wieder beinhalten den Spieler und ob gewonnen oder verloren. </text:p>
      <text:p text:style-name="P3"/>
      <text:p text:style-name="P1">Zu den Schichten</text:p>
      <text:p text:style-name="P3"/>
      <text:p text:style-name="P3">Wir brauchen jedenfalls die Bitübertragungsschicht, denn diese legt ja unsere Übertragung über das Medium Münze fest. Also das hat Kopf 0 ist und Zahl 1. <text:s/><text:span text:style-name="T1">Bei der Sicherungsschicht bin ich mir nicht sicher. Die Vermittlungsschicht können wir weglassen da wir uns sehen. <text:s/>Wir haben ja auch nur eine Verbindung zur zeit. <text:s/></text:span></text:p>
      <text:p text:style-name="P3"/>
      <text:p text:style-name="P2">Wer fängt an</text:p>
      <text:p text:style-name="P2"/>
      <text:p text:style-name="P6">Beide halten ihre münzen solange hoch bis zwei verschiedene sind. Dementprechend ist man diese Münze. </text:p>
      <text:p text:style-name="P6">Beide halten ihre Münze hoch, wenn zwei Münzen gleich sind fängt dementsprechend diese Münze an. </text:p>
      <text:p text:style-name="P6"/>
      <text:p text:style-name="P2">Zug</text:p>
      <text:p text:style-name="P9">Eine Übertragung Dauer 3s. <text:s/></text:p>
      <text:p text:style-name="P10"><text:span text:style-name="T7">Das Feld wird mit 3 Bits angegeben. Nach dem Senden der 3 Bits wird noch einmal ein 100 hinter her geschickt um zu signalisieren Übertragung-Fertig. Danach müssen beide Rechner mit einem Weiter (011) <text:s/>eine Bestätigung senden, dass alles angekommen und richtig ist. Wenn nach 5s kein Weiter einer der beiden Parteien kommt, wird der Zug wiederholt. Ansonsten wird nach dem Weiter der nächste Zug durchgeführt.</text:span></text:p>
      <text:p text:style-name="P10"/>
      <text:p text:style-name="P10"><text:soft-page-break/></text:p>
      <table:table table:name="Schichten" table:style-name="Schichten">
        <table:table-column table:style-name="Schichten.A"/>
        <table:table-column table:style-name="Schichten.B"/>
        <table:table-row>
          <table:table-cell table:style-name="Schichten.A1" office:value-type="string">
            <text:p text:style-name="P13">Anwendungsschicht</text:p>
          </table:table-cell>
          <table:table-cell table:style-name="Schichten.B1" office:value-type="string">
            <text:list xml:id="list7607227071214372604" text:style-name="L2">
              <text:list-item>
                <text:p text:style-name="P17"><text:span text:style-name="T8">sende/setze Spielzug</text:span></text:p>
              </text:list-item>
              <text:list-item>
                <text:p text:style-name="P14">Sieg/Unentschieden/Reihe voll/Weiter/Fertig</text:p>
              </text:list-item>
              <text:list-item>
                <text:p text:style-name="P14">Bei keiner Bestätigung erneute Übertragung</text:p>
              </text:list-item>
            </text:list>
          </table:table-cell>
        </table:table-row>
        <table:table-row>
          <table:table-cell table:style-name="Schichten.A2" office:value-type="string">
            <text:p text:style-name="P13">Transportschicht</text:p>
          </table:table-cell>
          <table:table-cell table:style-name="Schichten.B2" office:value-type="string">
            <text:list xml:id="list6215599205376419513" text:style-name="L3">
              <text:list-item>
                <text:p text:style-name="P15">Übersetzen der Befehle in Bits</text:p>
              </text:list-item>
            </text:list>
          </table:table-cell>
        </table:table-row>
        <table:table-row>
          <table:table-cell table:style-name="Schichten.A2" office:value-type="string">
            <text:p text:style-name="P13">Bitübertragungsschicht</text:p>
          </table:table-cell>
          <table:table-cell table:style-name="Schichten.B2" office:value-type="string">
            <text:list xml:id="list2920998271399188192" text:style-name="L4">
              <text:list-item>
                <text:p text:style-name="P16">Überträgt Bits über das Medium Münze </text:p>
              </text:list-item>
            </text:list>
          </table:table-cell>
        </table:table-row>
      </table:table>
      <text:p text:style-name="P10"><text:span text:style-name="T7"><text:s text:c="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12e6d" officeooo:paragraph-rsid="00212e6d"/>
    </style:style>
    <style:page-layout style:name="Mpm1">
      <style:page-layout-properties fo:page-width="21.001cm" fo:page-height="29.7cm" style:num-format="1" style:print-orientation="portrait" fo:margin-top="0.741cm" fo:margin-bottom="2.01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993cm" fo:margin-top="0.499cm"/>
      </style:footer-style>
    </style:page-layout>
  </office:automatic-styles>
  <office:master-styles>
    <style:master-page style:name="Standard" style:page-layout-name="Mpm1">
      <style:footer>
        <text:p text:style-name="MP1">Von Sheraz Azad und Sven Marquar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6T13:19:49.815341640</meta:creation-date>
    <dc:date>2015-10-09T15:50:55.030330110</dc:date>
    <meta:editing-duration>PT1H38S</meta:editing-duration>
    <meta:editing-cycles>6</meta:editing-cycles>
    <meta:generator>LibreOffice/4.2.8.2$Linux_X86_64 LibreOffice_project/420m0$Build-2</meta:generator>
    <meta:document-statistic meta:table-count="1" meta:image-count="0" meta:object-count="0" meta:page-count="2" meta:paragraph-count="33" meta:word-count="392" meta:character-count="2420" meta:non-whitespace-character-count="2050"/>
  </office:meta>
</office:document-meta>
</file>